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953cm" svg:height="1.721cm" svg:x="2.91cm" svg:y="3.7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953cm" svg:height="1.721cm" svg:x="7.391cm" svg:y="3.7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953cm" svg:height="1.721cm" svg:x="11.871cm" svg:y="3.7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953cm" svg:height="1.721cm" svg:x="16.352cm" svg:y="3.7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953cm" svg:height="1.721cm" svg:x="20.832cm" svg:y="3.7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953cm" svg:height="1.721cm" svg:x="25.31cm" svg:y="3.7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863cm" svg:y1="4.651cm" svg:x2="7.391cm" svg:y2="4.651cm" draw:start-shape="id1" draw:start-glue-point="10" draw:end-shape="id2" draw:end-glue-point="6" svg:d="M4863 4651h2528" svg:viewBox="0 0 2529 1">
          <text:p text:style-name="P1">1</text:p>
        </draw:connector>
        <draw:connector draw:style-name="gr3" draw:text-style-name="P1" draw:layer="layout" draw:type="line" svg:x1="9.344cm" svg:y1="4.651cm" svg:x2="11.871cm" svg:y2="4.651cm" draw:start-shape="id2" draw:start-glue-point="10" draw:end-shape="id3" draw:end-glue-point="6" svg:d="M9344 4651h2527" svg:viewBox="0 0 2528 1">
          <text:p text:style-name="P1">1</text:p>
        </draw:connector>
        <draw:connector draw:style-name="gr3" draw:text-style-name="P1" draw:layer="layout" draw:type="line" svg:x1="13.824cm" svg:y1="4.651cm" svg:x2="16.352cm" svg:y2="4.651cm" draw:start-shape="id3" draw:start-glue-point="10" draw:end-shape="id4" draw:end-glue-point="6" svg:d="M13824 4651h2528" svg:viewBox="0 0 2529 1">
          <text:p text:style-name="P1">1</text:p>
        </draw:connector>
        <draw:connector draw:style-name="gr3" draw:text-style-name="P1" draw:layer="layout" draw:type="line" svg:x1="18.305cm" svg:y1="4.651cm" svg:x2="20.832cm" svg:y2="4.651cm" draw:start-shape="id4" draw:start-glue-point="10" draw:end-shape="id5" draw:end-glue-point="6" svg:d="M18305 4651h2527" svg:viewBox="0 0 2528 1">
          <text:p text:style-name="P1">1</text:p>
        </draw:connector>
        <draw:connector draw:style-name="gr3" draw:text-style-name="P1" draw:layer="layout" draw:type="line" svg:x1="22.785cm" svg:y1="4.651cm" svg:x2="25.31cm" svg:y2="4.651cm" draw:start-shape="id5" draw:start-glue-point="10" draw:end-shape="id6" draw:end-glue-point="6" svg:d="M22785 4651h2525" svg:viewBox="0 0 2526 1">
          <text:p text:style-name="P1">1</text:p>
        </draw:connector>
        <draw:connector draw:style-name="gr3" draw:text-style-name="P1" draw:layer="layout" draw:type="curve" draw:line-skew="-0.687cm" svg:x1="12.157cm" svg:y1="4.042cm" svg:x2="13.538cm" svg:y2="4.042cm" draw:start-shape="id3" draw:start-glue-point="5" draw:end-shape="id3" draw:end-glue-point="11" svg:d="M12157 4042c0-2161 1381-2161 1381 0" svg:viewBox="0 0 1382 1622">
          <text:p text:style-name="P1">1</text:p>
          <text:p text:style-name="P1"/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27T17:27:37.973789328</meta:creation-date>
    <dc:date>2016-06-27T18:46:06.973921621</dc:date>
    <dc:creator>elucterio </dc:creator>
    <meta:editing-duration>PT57M20S</meta:editing-duration>
    <meta:editing-cycles>5</meta:editing-cycles>
    <meta:generator>LibreOffice/4.2.8.2$Linux_X86_64 LibreOffice_project/420m0$Build-2</meta:generator>
    <meta:document-statistic meta:object-count="12"/>
  </office:meta>
</office:document-meta>
</file>